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LobValueTests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LobValueTests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LobValueTests.testOther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LobValueTests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LobValu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LobValueTests.testOther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LobValueTests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LobValueTests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LobValueTests.testCorrect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LobValueTests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LobValueTests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